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e481" officeooo:paragraph-rsid="0009e481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23db" officeooo:paragraph-rsid="000c8183" style:font-weight-asian="bold" style:font-weight-complex="bold"/>
    </style:style>
    <style:style style:name="P3" style:family="paragraph" style:parent-style-name="Standard">
      <style:text-properties officeooo:rsid="000823db" officeooo:paragraph-rsid="000823db"/>
    </style:style>
    <style:style style:name="P4" style:family="paragraph" style:parent-style-name="Standard">
      <style:text-properties officeooo:rsid="000c8183" officeooo:paragraph-rsid="000c8183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8183" officeooo:paragraph-rsid="000c8183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e6293" officeooo:paragraph-rsid="000e6293"/>
    </style:style>
    <style:style style:name="P7" style:family="paragraph" style:parent-style-name="Standard" style:list-style-name="L1">
      <style:text-properties officeooo:rsid="000823db" officeooo:paragraph-rsid="000823db"/>
    </style:style>
    <style:style style:name="P8" style:family="paragraph" style:parent-style-name="Standard" style:list-style-name="L2">
      <style:text-properties style:text-underline-style="none" fo:font-weight="normal" officeooo:rsid="0009e481" officeooo:paragraph-rsid="0009e481" style:font-weight-asian="normal" style:font-weight-complex="normal"/>
    </style:style>
    <style:style style:name="P9" style:family="paragraph" style:parent-style-name="Standard" style:list-style-name="L4">
      <style:text-properties style:text-underline-style="none" fo:font-weight="normal" officeooo:rsid="000eb199" officeooo:paragraph-rsid="000eb199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eb199" officeooo:paragraph-rsid="000eb199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e6293" officeooo:paragraph-rsid="000e629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eb199" officeooo:paragraph-rsid="000eb199" style:font-weight-asian="bold" style:font-weight-complex="bold"/>
    </style:style>
    <style:style style:name="P13" style:family="paragraph" style:parent-style-name="Standard" style:list-style-name="L6">
      <style:text-properties style:text-underline-style="solid" style:text-underline-width="auto" style:text-underline-color="font-color" fo:font-weight="bold" officeooo:rsid="000eb199" officeooo:paragraph-rsid="000eb199" style:font-weight-asian="bold" style:font-weight-complex="bold"/>
    </style:style>
    <style:style style:name="P14" style:family="paragraph" style:parent-style-name="Standard" style:list-style-name="L5">
      <style:text-properties fo:font-style="normal" style:text-underline-style="none" fo:font-weight="normal" officeooo:rsid="000eb199" officeooo:paragraph-rsid="000eb199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officeooo:rsid="000eb199" officeooo:paragraph-rsid="000eb199"/>
    </style:style>
    <style:style style:name="T1" style:family="text">
      <style:text-properties officeooo:rsid="000ce867"/>
    </style:style>
    <style:style style:name="T2" style:family="text">
      <style:text-properties officeooo:rsid="000eb1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flichtenheft:</text:p>
      <text:p text:style-name="P4"/>
      <text:p text:style-name="P2"><text:span text:style-name="T1">ab dem </text:span>07.05.2015:</text:p>
      <text:list xml:id="list805078870532537318" text:style-name="L1">
        <text:list-item>
          <text:p text:style-name="P7">Erste Versuche zur Visualisierung von unserem Projekt „Patientenverwaltung“</text:p>
        </text:list-item>
        <text:list-item>
          <text:p text:style-name="P7">Klasse Patient mit den Attributen Vor-/ und Nachname, Adresse, Krankheit und Geburtsdatum</text:p>
        </text:list-item>
        <text:list-item>
          <text:p text:style-name="P15">Einfügen von Patienten in die Praxis </text:p>
        </text:list-item>
        <text:list-item>
          <text:p text:style-name="P7">Erstellen des Menüs mit Speicher-Option </text:p>
        </text:list-item>
      </text:list>
      <text:p text:style-name="P3"/>
      <text:p text:style-name="P1">bis <text:span text:style-name="T1">zum </text:span>21.05.2015:</text:p>
      <text:list xml:id="list5052393092426263087" text:style-name="L2">
        <text:list-item>
          <text:p text:style-name="P8">Einspeichern und Sotieren von Patienten <text:span text:style-name="T2">(Notfall)</text:span></text:p>
        </text:list-item>
        <text:list-item>
          <text:p text:style-name="P8">Weiterarbeiten an der GUI-Oberfläche </text:p>
        </text:list-item>
      </text:list>
      <text:p text:style-name="Standard"/>
      <text:p text:style-name="P11">bis zum 11.06.2015:</text:p>
      <text:list xml:id="list5486376048581847437" text:style-name="L5">
        <text:list-item>
          <text:p text:style-name="P14">„Notfall“-Button und „Der Nächste“-Button eingefügen</text:p>
        </text:list-item>
      </text:list>
      <text:list xml:id="list7604612571645287166" text:style-name="L4">
        <text:list-item>
          <text:p text:style-name="P9">Liste, die anzeigt welche Patienten sich im Wartezimmer befinden </text:p>
        </text:list-item>
        <text:list-item>
          <text:p text:style-name="P9">Ordnung der anwesenden Patienten nach Priorität</text:p>
        </text:list-item>
      </text:list>
      <text:p text:style-name="P10"/>
      <text:p text:style-name="P12">bis zum 18.06.2015:</text:p>
      <text:list xml:id="list1290032103026833090" text:style-name="L6">
        <text:list-item>
          <text:p text:style-name="P13"/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9:15:56.971000000</meta:creation-date>
    <dc:date>2015-06-11T08:12:40.681000000</dc:date>
    <meta:editing-duration>PT6M58S</meta:editing-duration>
    <meta:editing-cycles>4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5" meta:word-count="84" meta:character-count="590" meta:non-whitespace-character-count="526"/>
  </office:meta>
</office:document-meta>
</file>